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09cm" fo:break-before="auto" style:use-optimal-row-height="fals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8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8000">
      <style:table-cell-properties fo:border-bottom="0.002cm solid #000000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8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8000">
      <style:table-cell-properties fo:border-bottom="none" fo:background-color="#ffffff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2" style:font-name-complex="Calibri2"/>
    </style:style>
    <style:style style:name="ce8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8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8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8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8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8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8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8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8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weight="bold" style:font-name-asian="Calibri2" style:font-weight-asian="bold" style:font-name-complex="Calibri2" style:font-weight-complex="bold"/>
    </style:style>
    <style:style style:name="ce19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2" style:font-weight-asian="bold" style:font-name-complex="Calibri2" style:font-weight-complex="bold"/>
    </style:style>
    <style:style style:name="ce20" style:family="table-cell" style:parent-style-name="Excel_20_Built-in_20_Normal" style:data-style-name="N8000">
      <style:table-cell-properties fo:border-bottom="none" fo:background-color="transparent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8000">
      <style:table-cell-properties fo:border-bottom="0.002cm solid #000000" fo:background-color="transparent" fo:border-left="0.002cm solid #000000" fo:border-right="none" fo:border-top="none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800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3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2" style:font-weight-asian="bold" style:font-name-complex="Calibri2" style:font-weight-complex="bold"/>
    </style:style>
    <style:style style:name="ce24" style:family="table-cell" style:parent-style-name="Excel_20_Built-in_20_Normal" style:data-style-name="N8000">
      <style:table-cell-properties fo:border-bottom="none" fo:background-color="transparent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25" style:family="table-cell" style:parent-style-name="Excel_20_Built-in_20_Normal" style:data-style-name="N8000">
      <style:table-cell-properties fo:border-bottom="0.002cm solid #000000" fo:background-color="transparent" fo:border-left="none" fo:border-right="0.002cm solid #000000" fo:border-top="none" style:vertical-align="automatic"/>
      <style:text-properties style:font-name="Calibri1" style:font-name-asian="Calibri1" style:font-name-complex="Calibri1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3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3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24" office:value-type="string">
            <text:p>2 dni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5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5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4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4" office:value-type="string">
            <text:p>5 dni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5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5" office:value-type="string">
            <text:p>5 dn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24" office:value-type="string">
            <text:p>kilka dni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0" office:value-type="string">
            <text:p>Przegląd literatury, dostępnych rozwiązań (algorytmów), specyfikacja wejścia-wyjścia modułu, przygotowanie prezentacji</text:p>
          </table:table-cell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0" office:value-type="string">
            <text:p>Przegląd literatury, dostępnych rozwiązań (algorytmów), specyfikacja wejścia-wyjścia modułu, przygotowanie prezentacji</text:p>
          </table:table-cell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5" office:value-type="string">
            <text:p>4 dni</text:p>
          </table:table-cell>
          <table:table-cell table:style-name="ce21" office:value-type="string">
            <text:p>Częściowa implementacja algorytmu w Matlabie, przegląd literatury. Stworzenie prezentacji.</text:p>
          </table:table-cell>
          <table:table-cell table:style-name="ce25" office:value-type="string">
            <text:p>5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25" office:value-type="string">
            <text:p>3 dni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24" office:value-type="string">
            <text:p>3 dni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1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24" office:value-type="string">
            <text:p>około tygodnia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24" office:value-type="string">
            <text:p>3 dni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25" office:value-type="string">
            <text:p>3 dni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4" office:value-type="string">
            <text:p>3 dni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5" office:value-type="string">
            <text:p>2-3 dni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12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3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24" office:value-type="string">
            <text:p>jakiś tydzień.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2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 office:value-type="string">
            <text:p>Zapoznanie się z tematem, przegląd literatury, przygotowanie prezentacji.</text:p>
          </table:table-cell>
          <table:table-cell table:style-name="ce24" office:value-type="string">
            <text:p>3 dni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 office:value-type="string">
            <text:p>Zapoznanie się z tematem, przegląd literatury, przygotowanie prezentacji.</text:p>
          </table:table-cell>
          <table:table-cell table:style-name="ce25" office:value-type="string">
            <text:p>3 dni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PRINT 2:</text:p>
          </table:table-cell>
          <table:table-cell table:style-name="ce1" table:number-columns-repeated="2"/>
          <table:table-cell table:style-name="ce18" office:value-type="string">
            <text:p>12.11.2014 - 10.12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3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3" office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4" office:value-type="string">
            <text:p>30h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5" office:value-type="string">
            <text:p>30h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14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4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0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ygotowanie prototypu algorytmu do wyznaczania wskaźnika TINN, indeksu trójkątnego, wykresu Poincare, histogramu. Przygotowanie prezentacji.</text:p>
          </table:table-cell>
          <table:table-cell table:style-name="ce25" office:value-type="string">
            <text:p>4 h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2" office:value-type="string" table:number-columns-spanned="1" table:number-rows-spanned="2">
            <text:p>Ektrakcja algortymów z przeglądu literaturowego, próby prototypowania metod w matlabie, praca nad raportem wstępnym</text:p>
          </table:table-cell>
          <table:table-cell table:style-name="ce24" office:value-type="string">
            <text:p>30h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covered-table-cell table:style-name="ce21"/>
          <table:table-cell table:style-name="ce25" office:value-type="string">
            <text:p>30h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2" style:font-name-complex="Calibri2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4.12.2014</text:date>, <text:time>19:37:4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initial-creator>Dell Latitude E6540</meta:initial-creator>
    <meta:creation-date>2014-11-04T22:12:00Z</meta:creation-date>
    <dc:date>2014-12-04T19:37:48</dc:date>
    <meta:editing-cycles>11</meta:editing-cycles>
    <meta:editing-duration>PT1H5M43S</meta:editing-duration>
    <dc:creator>Magda Ska</dc:creator>
    <meta:document-statistic meta:table-count="1" meta:cell-count="266" meta:object-count="0"/>
  </office:meta>
</office:document-meta>
</file>